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8814" officeooo:paragraph-rsid="00018814"/>
    </style:style>
    <style:style style:name="P2" style:family="paragraph" style:parent-style-name="Standard">
      <style:text-properties officeooo:rsid="00018814" officeooo:paragraph-rsid="00027204"/>
    </style:style>
    <style:style style:name="P3" style:family="paragraph" style:parent-style-name="Standard">
      <style:text-properties officeooo:rsid="00018814" officeooo:paragraph-rsid="0004882a"/>
    </style:style>
    <style:style style:name="P4" style:family="paragraph" style:parent-style-name="Standard">
      <style:text-properties officeooo:rsid="00027204" officeooo:paragraph-rsid="00027204"/>
    </style:style>
    <style:style style:name="P5" style:family="paragraph" style:parent-style-name="List_20_Heading">
      <style:text-properties officeooo:rsid="00018814" officeooo:paragraph-rsid="00018814"/>
    </style:style>
    <style:style style:name="P6" style:family="paragraph" style:parent-style-name="List_20_Contents">
      <style:paragraph-properties fo:margin-top="0cm" fo:margin-bottom="0.499cm" style:contextual-spacing="false"/>
    </style:style>
    <style:style style:name="T1" style:family="text">
      <style:text-properties officeooo:rsid="00027204"/>
    </style:style>
    <style:style style:name="T2" style:family="text">
      <style:text-properties officeooo:rsid="0003d731"/>
    </style:style>
    <style:style style:name="T3" style:family="text">
      <style:text-properties officeooo:rsid="00077d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) </text:span>MC12_MU_Pythia8.py</text:p>
      <text:p text:style-name="P1"><text:span text:style-name="T1">2) </text:span>S24_MD.py</text:p>
      <text:p text:style-name="P1"><text:span text:style-name="T1">3) </text:span>Stp21_Leptonic_MagUp2012.py</text:p>
      <text:p text:style-name="P1"><text:span text:style-name="T1">4) </text:span>LHCb_Collision11_Beam3500GeVVeloClosedMagDown_Real_Data_Reco14_Stripping21r1_90000000_LEPTONIC.MDST.py</text:p>
      <text:p text:style-name="P1"><text:span text:style-name="T1">5) </text:span>LHCb_Collision12_Beam4000GeVVeloClosedMagDown_Real_Data_Reco14_Stripping21_90000000_LEPTONIC.MDST.py</text:p>
      <text:p text:style-name="P1"><text:span text:style-name="T1">6) </text:span>LHCb_Collision15_Beam6500GeVVeloClosedMagDown_Real Data_Reco15a_Stripping24_90000000_LEPTONIC.MDST.py</text:p>
      <text:p text:style-name="P1"><text:span text:style-name="T2">7) </text:span>MC_2012_30000000_Beam4000GeV2012MagDownNu2.5Pythia8_Sim08f_Digi13_Trig0x409f0045_Reco14a_Stripping20NoPrescalingFlagged_ALLSTREAMS.DST.py</text:p>
      <text:p text:style-name="P1"><text:span text:style-name="T2">8) </text:span>MC_2012_34112401_Beam4000GeV2012MagDownNu2.5Pythia6_Sim08c_Digi13_Trig0x409f0045_Reco14a_Stripping20NoPrescalingFlagged_ALLSTREAMS.DST.py</text:p>
      <text:p text:style-name="P1"/>
      <text:p text:style-name="P1"/>
      <text:p text:style-name="P5"><text:a xlink:type="simple" xlink:href="http://lhcb-release-area.web.cern.ch/LHCb-release-area/DOC/stripping/config/stripping26/index.html">Stripping 26</text:a> </text:p>
      <text:p text:style-name="List_20_Contents">Stripping for 2016 data. </text:p>
      <text:p text:style-name="List_20_Heading"><text:a xlink:type="simple" xlink:href="http://lhcb-release-area.web.cern.ch/LHCb-release-area/DOC/stripping/config/stripping21r0p1/index.html">Stripping 21r0p1</text:a> </text:p>
      <text:p text:style-name="List_20_Contents">Incremental stripping of 2012 data. </text:p>
      <text:p text:style-name="List_20_Heading"><text:a xlink:type="simple" xlink:href="http://lhcb-release-area.web.cern.ch/LHCb-release-area/DOC/stripping/config/stripping21r1p1/index.html">Stripping 21r1p1</text:a> </text:p>
      <text:p text:style-name="List_20_Contents">Incremental stripping of 2011 data. </text:p>
      <text:p text:style-name="List_20_Heading"><text:a xlink:type="simple" xlink:href="http://lhcb-release-area.web.cern.ch/LHCb-release-area/DOC/stripping/config/stripping24/index.html">Stripping 24</text:a> </text:p>
      <text:p text:style-name="List_20_Contents">Restripping of 2015 data. </text:p>
      <text:p text:style-name="List_20_Heading"><text:a xlink:type="simple" xlink:href="http://lhcb-release-area.web.cern.ch/LHCb-release-area/DOC/stripping/config/stripping22b/index.html">Stripping 22b</text:a> </text:p>
      <text:p text:style-name="List_20_Contents">Stripping for 2015 5 TeV data. </text:p>
      <text:p text:style-name="List_20_Heading"><text:a xlink:type="simple" xlink:href="http://lhcb-release-area.web.cern.ch/LHCb-release-area/DOC/stripping/config/stripping23r1/index.html">Stripping 23r1 (AKA 23c)</text:a> </text:p>
      <text:p text:style-name="List_20_Contents">Stripping for 2015 25ns data (September 2015). </text:p>
      <text:p text:style-name="List_20_Heading"><text:a xlink:type="simple" xlink:href="http://lhcb-release-area.web.cern.ch/LHCb-release-area/DOC/stripping/config/stripping23/index.html">Stripping 23/23a/23b</text:a> </text:p>
      <text:p text:style-name="List_20_Contents">Stripping for 2015 25ns data (August 2015). </text:p>
      <text:p text:style-name="List_20_Heading"><text:a xlink:type="simple" xlink:href="http://lhcb-release-area.web.cern.ch/LHCb-release-area/DOC/stripping/config/stripping22turbo/index.html">Stripping 22Turbo</text:a> </text:p>
      <text:p text:style-name="List_20_Contents">Stripping for the validation of Turbo stream in 2015 EarlyMeasurement data (summer 2015). </text:p>
      <text:p text:style-name="List_20_Heading"><text:a xlink:type="simple" xlink:href="http://lhcb-release-area.web.cern.ch/LHCb-release-area/DOC/stripping/config/stripping22/index.html">Stripping 22</text:a> </text:p>
      <text:p text:style-name="List_20_Contents">Stripping for 2015 EarlyMeasurement data (summer 2015). </text:p>
      <text:p text:style-name="List_20_Heading"><text:a xlink:type="simple" xlink:href="http://lhcb-release-area.web.cern.ch/LHCb-release-area/DOC/stripping/config/stripping21/index.html">Stripping 21</text:a> </text:p>
      <text:p text:style-name="List_20_Contents">Legacy stripping of 2012 data (autumn 2014). </text:p>
      <text:p text:style-name="List_20_Heading"><text:a xlink:type="simple" xlink:href="http://lhcb-release-area.web.cern.ch/LHCb-release-area/DOC/stripping/config/stripping21r1/index.html">Stripping 21r1</text:a> </text:p>
      <text:p text:style-name="List_20_Contents">Legacy stripping of 2011 data (autumn 2014). </text:p>
      <text:p text:style-name="List_20_Heading"><text:a xlink:type="simple" xlink:href="http://lhcb-release-area.web.cern.ch/LHCb-release-area/DOC/stripping/config/stripping20r1p3/index.html">Stripping 20r1p3</text:a> </text:p>
      <text:p text:style-name="List_20_Contents">Third incremental restripping of 2011 data </text:p>
      <text:p text:style-name="List_20_Heading"><text:a xlink:type="simple" xlink:href="http://lhcb-release-area.web.cern.ch/LHCb-release-area/DOC/stripping/config/stripping20r0p3/index.html">Stripping 20r0p3</text:a> </text:p>
      <text:p text:style-name="List_20_Contents">Third incremental restripping of 2012 data </text:p>
      <text:p text:style-name="List_20_Heading"><text:a xlink:type="simple" xlink:href="http://lhcb-release-area.web.cern.ch/LHCb-release-area/DOC/stripping/config/stripping20r1p2/index.html">Stripping 20r1p2</text:a> </text:p>
      <text:p text:style-name="List_20_Contents">Second incremental restripping of 2011 data </text:p>
      <text:p text:style-name="List_20_Heading"><text:a xlink:type="simple" xlink:href="http://lhcb-release-area.web.cern.ch/LHCb-release-area/DOC/stripping/config/stripping20r0p2/index.html">Stripping 20r0p2</text:a> </text:p>
      <text:p text:style-name="List_20_Contents">Second incremental restripping of 2012 data </text:p>
      <text:p text:style-name="List_20_Heading"><text:a xlink:type="simple" xlink:href="http://lhcb-release-area.web.cern.ch/LHCb-release-area/DOC/stripping/config/stripping20r3/index.html">Stripping 20r3</text:a> </text:p>
      <text:p text:style-name="List_20_Contents">Stripping of pA/Ap data upon Reco14 </text:p>
      <text:p text:style-name="List_20_Heading"><text:a xlink:type="simple" xlink:href="http://lhcb-release-area.web.cern.ch/LHCb-release-area/DOC/stripping/config/stripping20r2/index.html">Stripping 20r2</text:a> </text:p>
      <text:p text:style-name="List_20_Contents"><text:soft-page-break/>Restripping of 2013 2.76 TeV data </text:p>
      <text:p text:style-name="List_20_Heading"><text:a xlink:type="simple" xlink:href="http://lhcb-release-area.web.cern.ch/LHCb-release-area/DOC/stripping/config/stripping20r1p1/index.html">Stripping 20r1p1</text:a> </text:p>
      <text:p text:style-name="List_20_Contents">Incremental restripping of 2011 data </text:p>
      <text:p text:style-name="List_20_Heading"><text:a xlink:type="simple" xlink:href="http://lhcb-release-area.web.cern.ch/LHCb-release-area/DOC/stripping/config/stripping20r0p1/index.html">Stripping 20r0p1</text:a> </text:p>
      <text:p text:style-name="List_20_Contents">Incremental restripping of 2012 data </text:p>
      <text:p text:style-name="List_20_Heading"><text:a xlink:type="simple" xlink:href="http://lhcb-release-area.web.cern.ch/LHCb-release-area/DOC/stripping/config/stripping20r1/index.html">Stripping 20r1</text:a> </text:p>
      <text:p text:style-name="List_20_Contents">2011 data reprocessing (with Reco14) </text:p>
      <text:p text:style-name="List_20_Heading"><text:a xlink:type="simple" xlink:href="http://lhcb-release-area.web.cern.ch/LHCb-release-area/DOC/stripping/config/stripping20/index.html">Stripping 20</text:a> </text:p>
      <text:p text:style-name="List_20_Contents">2012 data reprocessing (with Reco14) </text:p>
      <text:p text:style-name="List_20_Heading">Stripping 19c </text:p>
      <text:p text:style-name="List_20_Contents">2012 data processing for data taken in August-September 2012 (with Reco13d) </text:p>
      <text:p text:style-name="List_20_Heading">Stripping 19b </text:p>
      <text:p text:style-name="List_20_Contents">2012 data processing for data taken in July 2012 (with Reco13c) </text:p>
      <text:p text:style-name="List_20_Heading">Stripping 19a </text:p>
      <text:p text:style-name="List_20_Contents">2012 data processing for data taken from May 2012, with bug fix </text:p>
      <text:p text:style-name="List_20_Heading">Stripping 19 </text:p>
      <text:p text:style-name="List_20_Contents">2012 data processing for data taken from start of 2012, selections tightened to improve timing </text:p>
      <text:p text:style-name="List_20_Heading">Stripping18b </text:p>
      <text:p text:style-name="List_20_Contents">2012 data processing for data taken from start of 2012, without stream dedicated for ICHEP 2012 </text:p>
      <text:p text:style-name="List_20_Heading">Stripping18 </text:p>
      <text:p text:style-name="List_20_Contents">2012 data processing for data taken from start of 2012, including stream dedicated for ICHEP 2012 </text:p>
      <text:p text:style-name="List_20_Heading">PreStripping18 </text:p>
      <text:p text:style-name="List_20_Contents">Test of stripping selections for 2012 data taking, using a part of 2011 sample </text:p>
      <text:p text:style-name="List_20_Heading"><text:a xlink:type="simple" xlink:href="http://lhcb-release-area.web.cern.ch/LHCb-release-area/DOC/stripping/config/stripping17b/index.html">Stripping17b</text:a> </text:p>
      <text:p text:style-name="List_20_Contents">2011 data restripping for all data in 2011, DiMuon and Semileptonic streams replace Stripping17, the rest is incremental </text:p>
      <text:p text:style-name="List_20_Heading"><text:a xlink:type="simple" xlink:href="http://lhcb-release-area.web.cern.ch/LHCb-release-area/DOC/stripping/config/stripping17/index.html">Stripping17</text:a> </text:p>
      <text:p text:style-name="List_20_Contents">2011 data reprocessing for all data in 2011, reprocessed at the end of 2011, many bandwidth improvements </text:p>
      <text:p text:style-name="List_20_Heading">Stripping16 </text:p>
      <text:p text:style-name="List_20_Contents">2011 data processing for data in 2011 taken after the July technical stop, many CPU improvements </text:p>
      <text:p text:style-name="List_20_Heading">Stripping15 </text:p>
      <text:p text:style-name="P6">2011 data processing for data in 2011 taken after the June technical stop </text:p>
      <text:p text:style-name="P1"/>
      <text:p text:style-name="P1"/>
      <text:p text:style-name="P1"/>
      <text:p text:style-name="P1"/>
      <text:p text:style-name="P4">/home3/miriam.lucio/cmtuser/Erasmus_v13r4/Phys/Ks2Pi0MuMuTuples/python/datacards/</text:p>
      <text:p text:style-name="P1"/>
      <text:p text:style-name="P3"><text:span text:style-name="T1">2) </text:span>S24_MD.py</text:p>
      <text:p text:style-name="P3"><text:span text:style-name="T1">3) </text:span>Stp21_Leptonic_MagUp2012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 </meta:initial-creator>
    <meta:creation-date>2016-07-28T19:35:07.513916929</meta:creation-date>
    <dc:date>2016-07-28T21:56:09.595093724</dc:date>
    <dc:creator>PC </dc:creator>
    <meta:editing-duration>PT1H35M27S</meta:editing-duration>
    <meta:editing-cycles>9</meta:editing-cycles>
    <meta:generator>LibreOffice/4.1.3.2$Linux_x86 LibreOffice_project/410m0$Build-2</meta:generator>
    <meta:document-statistic meta:table-count="0" meta:image-count="0" meta:object-count="0" meta:page-count="2" meta:paragraph-count="75" meta:word-count="368" meta:character-count="3105" meta:non-whitespace-character-count="2746"/>
  </office:meta>
</office:document-meta>
</file>